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200000002003B5B2CA2.png" manifest:media-type="image/png"/>
  <manifest:file-entry manifest:full-path="Pictures/10000000000000990000009921A54139.jpg" manifest:media-type="image/jpeg"/>
  <manifest:file-entry manifest:full-path="Pictures/100000000000006600000066107B9325.jpg" manifest:media-type="image/jpeg"/>
  <manifest:file-entry manifest:full-path="Pictures/10000000000000E1000000E1E18C9A9C.jpg" manifest:media-type="image/jpeg"/>
  <manifest:file-entry manifest:full-path="Pictures/100002010000027600000276B1B23277.png" manifest:media-type="image/png"/>
  <manifest:file-entry manifest:full-path="Pictures/10000200000001F4000001E0528BD642.png" manifest:media-type="image/png"/>
  <manifest:file-entry manifest:full-path="Pictures/1000020100000190000001905ADCBC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Fine_20_Dashe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ff8d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2.1cm" svg:x="7.6cm" svg:y="7.2cm">
          <text:p text:style-name="P1"><text:span text:style-name="T1">Load 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5.6cm" svg:height="4.3cm" svg:x="21.9cm" svg:y="13.5cm">
            <text:p text:style-name="P1"><text:span text:style-name="T1">S3</text:span></text:p>
            <text:p text:style-name="P1"/>
            <text:p text:style-name="P1"/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1.346cm" svg:height="1.346cm" svg:x="24.746cm" svg:y="16.154cm">
            <draw:image xlink:href="Pictures/1000020100000190000001905ADCBC52.png" xlink:type="simple" xlink:show="embed" xlink:actuate="onLoad">
              <text:p/>
            </draw:image>
          </draw:frame>
          <draw:frame draw:style-name="gr3" draw:text-style-name="P1" draw:layer="layout" svg:width="1.346cm" svg:height="1.346cm" svg:x="23.346cm" svg:y="16.154cm">
            <draw:image xlink:href="Pictures/1000020100000190000001905ADCBC52.png" xlink:type="simple" xlink:show="embed" xlink:actuate="onLoad">
              <text:p/>
            </draw:image>
          </draw:frame>
          <draw:frame draw:style-name="gr3" draw:text-style-name="P1" draw:layer="layout" svg:width="1.346cm" svg:height="1.346cm" svg:x="25.346cm" svg:y="15.108cm">
            <draw:image xlink:href="Pictures/1000020100000190000001905ADCBC52.png" xlink:type="simple" xlink:show="embed" xlink:actuate="onLoad">
              <text:p/>
            </draw:image>
          </draw:frame>
          <draw:frame draw:style-name="gr3" draw:text-style-name="P1" draw:layer="layout" svg:width="1.346cm" svg:height="1.346cm" svg:x="24cm" svg:y="14.908cm">
            <draw:image xlink:href="Pictures/1000020100000190000001905ADCBC52.png" xlink:type="simple" xlink:show="embed" xlink:actuate="onLoad">
              <text:p/>
            </draw:image>
          </draw:frame>
          <draw:frame draw:style-name="gr3" draw:text-style-name="P1" draw:layer="layout" svg:width="1.346cm" svg:height="1.346cm" svg:x="22.6cm" svg:y="15.308cm">
            <draw:image xlink:href="Pictures/1000020100000190000001905ADCBC52.png" xlink:type="simple" xlink:show="embed" xlink:actuate="onLoad">
              <text:p/>
            </draw:image>
          </draw:frame>
        </draw:g>
        <draw:g>
          <draw:custom-shape draw:style-name="gr4" draw:text-style-name="P2" draw:layer="layout" svg:width="5.2cm" svg:height="3.5cm" svg:x="4.2cm" svg:y="2.2cm">
            <text:p text:style-name="P1"><text:span text:style-name="T1">Client</text:span></text:p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1.069cm" svg:height="1.069cm" svg:x="7.8cm" svg:y="3.531cm">
            <draw:image xlink:href="Pictures/10000000000000E1000000E1E18C9A9C.jpg" xlink:type="simple" xlink:show="embed" xlink:actuate="onLoad">
              <text:p/>
            </draw:image>
          </draw:frame>
          <draw:frame draw:style-name="gr3" draw:text-style-name="P1" draw:layer="layout" svg:width="1.216cm" svg:height="1.216cm" svg:x="4.684cm" svg:y="3.5cm">
            <draw:image xlink:href="Pictures/10000000000000990000009921A54139.jpg" xlink:type="simple" xlink:show="embed" xlink:actuate="onLoad">
              <text:p/>
            </draw:image>
          </draw:frame>
          <draw:frame draw:style-name="gr3" draw:text-style-name="P1" draw:layer="layout" svg:width="0.998cm" svg:height="1.1cm" svg:x="6.402cm" svg:y="4cm">
            <draw:image xlink:href="Pictures/100000000000006600000066107B9325.jpg" xlink:type="simple" xlink:show="embed" xlink:actuate="onLoad">
              <text:p/>
            </draw:image>
          </draw:frame>
        </draw:g>
        <draw:g>
          <draw:custom-shape draw:style-name="gr1" draw:text-style-name="P2" draw:layer="layout" svg:width="3.8cm" svg:height="3cm" svg:x="14.8cm" svg:y="4.2cm">
            <text:p text:style-name="P1"><text:span text:style-name="T1">Route 53</text:span></text:p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4cm" svg:height="2.4cm" svg:x="15.6cm" svg:y="5.1cm">
            <draw:image xlink:href="Pictures/100002010000027600000276B1B23277.png" xlink:type="simple" xlink:show="embed" xlink:actuate="onLoad">
              <text:p/>
            </draw:image>
          </draw:frame>
        </draw:g>
        <draw:g xml:id="id1" draw:id="id1">
          <draw:custom-shape draw:style-name="gr1" draw:text-style-name="P2" draw:layer="layout" svg:width="10.7cm" svg:height="5cm" svg:x="4.6cm" svg:y="10.7cm">
            <text:p text:style-name="P1"><text:span text:style-name="T1">EC2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079cm" svg:height="1.996cm" svg:x="5.121cm" svg:y="13.1cm">
            <draw:image xlink:href="Pictures/10000200000001F4000001E0528BD642.png" xlink:type="simple" xlink:show="embed" xlink:actuate="onLoad">
              <text:p/>
            </draw:image>
          </draw:frame>
          <draw:frame draw:style-name="gr3" draw:text-style-name="P1" draw:layer="layout" svg:width="2.079cm" svg:height="1.996cm" svg:x="7.721cm" svg:y="13cm">
            <draw:image xlink:href="Pictures/10000200000001F4000001E0528BD642.png" xlink:type="simple" xlink:show="embed" xlink:actuate="onLoad">
              <text:p/>
            </draw:image>
          </draw:frame>
          <draw:frame draw:style-name="gr3" draw:text-style-name="P1" draw:layer="layout" svg:width="2.079cm" svg:height="1.996cm" svg:x="10.221cm" svg:y="13cm">
            <draw:image xlink:href="Pictures/10000200000001F4000001E0528BD642.png" xlink:type="simple" xlink:show="embed" xlink:actuate="onLoad">
              <text:p/>
            </draw:image>
          </draw:frame>
          <draw:frame draw:style-name="gr3" draw:text-style-name="P1" draw:layer="layout" svg:width="2.079cm" svg:height="1.996cm" svg:x="12.621cm" svg:y="13.004cm">
            <draw:image xlink:href="Pictures/10000200000001F4000001E0528BD642.png" xlink:type="simple" xlink:show="embed" xlink:actuate="onLoad">
              <text:p/>
            </draw:image>
          </draw:frame>
        </draw:g>
        <draw:line draw:style-name="gr5" draw:text-style-name="P1" draw:layer="layout" svg:x1="14.7cm" svg:y1="5.8cm" svg:x2="10.1cm" svg:y2="7.1cm">
          <text:p/>
        </draw:line>
        <draw:line draw:style-name="gr5" draw:text-style-name="P1" draw:layer="layout" svg:x1="8.4cm" svg:y1="9cm" svg:x2="6.6cm" svg:y2="12.7cm">
          <text:p/>
        </draw:line>
        <draw:line draw:style-name="gr5" draw:text-style-name="P1" draw:layer="layout" svg:x1="9.3cm" svg:y1="9.3cm" svg:x2="8.6cm" svg:y2="12.6cm">
          <text:p/>
        </draw:line>
        <draw:line draw:style-name="gr5" draw:text-style-name="P1" draw:layer="layout" svg:x1="10.8cm" svg:y1="9.3cm" svg:x2="11.7cm" svg:y2="12.7cm">
          <text:p/>
        </draw:line>
        <draw:line draw:style-name="gr5" draw:text-style-name="P1" draw:layer="layout" svg:x1="11.8cm" svg:y1="8.9cm" svg:x2="13.8cm" svg:y2="12.5cm">
          <text:p/>
        </draw:line>
        <draw:line draw:style-name="gr5" draw:text-style-name="P1" draw:layer="layout" svg:x1="9.3cm" svg:y1="4.3cm" svg:x2="14.7cm" svg:y2="5.5cm">
          <text:p/>
        </draw:line>
        <draw:connector draw:style-name="gr6" draw:text-style-name="P1" draw:layer="layout" svg:x1="15.3cm" svg:y1="13.2cm" svg:x2="18.276cm" svg:y2="13.206cm" draw:start-shape="id1" draw:start-glue-point="1" svg:d="m15300 13200h1751v6h1225" svg:viewBox="0 0 2977 7">
          <text:p/>
        </draw:connector>
        <draw:line draw:style-name="gr5" draw:text-style-name="P1" draw:layer="layout" svg:x1="18.3cm" svg:y1="13.2cm" svg:x2="21.9cm" svg:y2="8.9cm">
          <text:p/>
        </draw:line>
        <draw:line draw:style-name="gr5" draw:text-style-name="P1" draw:layer="layout" svg:x1="18.3cm" svg:y1="13.2cm" svg:x2="21.8cm" svg:y2="15.7cm">
          <text:p/>
        </draw:line>
        <draw:g>
          <draw:custom-shape draw:style-name="gr7" draw:text-style-name="P2" draw:layer="layout" svg:width="5.6cm" svg:height="4cm" svg:x="22cm" svg:y="6.9cm">
            <text:p text:style-name="P1"><text:span text:style-name="T1"/></text:p>
            <text:p text:style-name="P1"><text:span text:style-name="T1">Dynamo</text:span></text:p>
            <text:p text:style-name="P1"><text:span text:style-name="T1">DB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1.5cm" svg:height="1.455cm" svg:x="22.3cm" svg:y="8.245cm">
            <draw:image xlink:href="Pictures/1000020000000200000002003B5B2CA2.png" xlink:type="simple" xlink:show="embed" xlink:actuate="onLoad">
              <text:p/>
            </draw:image>
          </draw:frame>
          <draw:frame draw:style-name="gr3" draw:text-style-name="P1" draw:layer="layout" svg:width="1.5cm" svg:height="1.455cm" svg:x="24.7cm" svg:y="9.2cm">
            <draw:image xlink:href="Pictures/1000020000000200000002003B5B2CA2.png" xlink:type="simple" xlink:show="embed" xlink:actuate="onLoad">
              <text:p/>
            </draw:image>
          </draw:frame>
          <draw:frame draw:style-name="gr3" draw:text-style-name="P1" draw:layer="layout" svg:width="1.5cm" svg:height="1.455cm" svg:x="23.5cm" svg:y="9.2cm">
            <draw:image xlink:href="Pictures/1000020000000200000002003B5B2CA2.png" xlink:type="simple" xlink:show="embed" xlink:actuate="onLoad">
              <text:p/>
            </draw:image>
          </draw:frame>
          <draw:frame draw:style-name="gr3" draw:text-style-name="P1" draw:layer="layout" svg:width="1.5cm" svg:height="1.455cm" svg:x="25.9cm" svg:y="8.2cm">
            <draw:image xlink:href="Pictures/1000020000000200000002003B5B2CA2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terPup </meta:initial-creator>
    <meta:creation-date>2013-01-18T12:17:33</meta:creation-date>
    <dc:date>2013-01-28T13:12:22</dc:date>
    <dc:creator>Tank </dc:creator>
    <meta:editing-duration>PT10M9S</meta:editing-duration>
    <meta:editing-cycles>7</meta:editing-cycles>
    <meta:generator>LibreOffice/3.5$Linux_X86_64 LibreOffice_project/350m1$Build-2</meta:generator>
    <meta:document-statistic meta:object-count="37"/>
  </office:meta>
</office:document-meta>
</file>